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1.55725193" calcext:value-type="float">
            <text:p>1,55725193</text:p>
          </table:table-cell>
          <table:table-cell office:value-type="float" office:value="0.4140892029" calcext:value-type="float">
            <text:p>0,4140892029</text:p>
          </table:table-cell>
          <table:table-cell office:value-type="float" office:value="0.01012062654" calcext:value-type="float">
            <text:p>0,0101206265</text:p>
          </table:table-cell>
          <table:table-cell office:value-type="float" office:value="0.0008052292396" calcext:value-type="float">
            <text:p>0,000805229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4037" calcext:value-type="float">
            <text:p>34037</text:p>
          </table:table-cell>
          <table:table-cell office:value-type="float" office:value="1.323762059" calcext:value-type="float">
            <text:p>1,323762059</text:p>
          </table:table-cell>
          <table:table-cell office:value-type="float" office:value="0.5465771556" calcext:value-type="float">
            <text:p>0,5465771556</text:p>
          </table:table-cell>
          <table:table-cell office:value-type="float" office:value="0.002457076451" calcext:value-type="float">
            <text:p>0,0024570765</text:p>
          </table:table-cell>
          <table:table-cell office:value-type="float" office:value="0.0001507408888" calcext:value-type="float">
            <text:p>0,000150740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4604" calcext:value-type="float">
            <text:p>34604</text:p>
          </table:table-cell>
          <table:table-cell office:value-type="float" office:value="1.448355436" calcext:value-type="float">
            <text:p>1,448355436</text:p>
          </table:table-cell>
          <table:table-cell office:value-type="float" office:value="0.5270254612" calcext:value-type="float">
            <text:p>0,5270254612</text:p>
          </table:table-cell>
          <table:table-cell office:value-type="float" office:value="0.001364195836" calcext:value-type="float">
            <text:p>0,0013641958</text:p>
          </table:table-cell>
          <table:table-cell table:style-name="ce1" office:value-type="float" office:value="0.00002965643034" calcext:value-type="float">
            <text:p>2,97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4990" calcext:value-type="float">
            <text:p>34990</text:p>
          </table:table-cell>
          <table:table-cell office:value-type="float" office:value="1.264274478" calcext:value-type="float">
            <text:p>1,264274478</text:p>
          </table:table-cell>
          <table:table-cell office:value-type="float" office:value="0.5523150563" calcext:value-type="float">
            <text:p>0,5523150563</text:p>
          </table:table-cell>
          <table:table-cell office:value-type="float" office:value="0.001334682689" calcext:value-type="float">
            <text:p>0,0013346827</text:p>
          </table:table-cell>
          <table:table-cell table:style-name="ce1" office:value-type="float" office:value="0.00007333421672" calcext:value-type="float">
            <text:p>7,33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5333" calcext:value-type="float">
            <text:p>35333</text:p>
          </table:table-cell>
          <table:table-cell office:value-type="float" office:value="1.394650221" calcext:value-type="float">
            <text:p>1,394650221</text:p>
          </table:table-cell>
          <table:table-cell office:value-type="float" office:value="0.5674689412" calcext:value-type="float">
            <text:p>0,5674689412</text:p>
          </table:table-cell>
          <table:table-cell office:value-type="float" office:value="0.0009007045883" calcext:value-type="float">
            <text:p>0,0009007046</text:p>
          </table:table-cell>
          <table:table-cell table:style-name="ce1" office:value-type="float" office:value="0.00004358248043" calcext:value-type="float">
            <text:p>4,36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5598" calcext:value-type="float">
            <text:p>35598</text:p>
          </table:table-cell>
          <table:table-cell office:value-type="float" office:value="1.398703814" calcext:value-type="float">
            <text:p>1,398703814</text:p>
          </table:table-cell>
          <table:table-cell office:value-type="float" office:value="0.4966709912" calcext:value-type="float">
            <text:p>0,4966709912</text:p>
          </table:table-cell>
          <table:table-cell office:value-type="float" office:value="0.001095985179" calcext:value-type="float">
            <text:p>0,0010959852</text:p>
          </table:table-cell>
          <table:table-cell table:style-name="ce1" office:value-type="float" office:value="0.00007210428885" calcext:value-type="float">
            <text:p>7,21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6076" calcext:value-type="float">
            <text:p>36076</text:p>
          </table:table-cell>
          <table:table-cell office:value-type="float" office:value="1.249811172" calcext:value-type="float">
            <text:p>1,249811172</text:p>
          </table:table-cell>
          <table:table-cell office:value-type="float" office:value="0.5704884529" calcext:value-type="float">
            <text:p>0,5704884529</text:p>
          </table:table-cell>
          <table:table-cell office:value-type="float" office:value="0.001010546694" calcext:value-type="float">
            <text:p>0,0010105467</text:p>
          </table:table-cell>
          <table:table-cell table:style-name="ce1" office:value-type="float" office:value="0.00005693220737" calcext:value-type="float">
            <text:p>5,69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6387" calcext:value-type="float">
            <text:p>36387</text:p>
          </table:table-cell>
          <table:table-cell office:value-type="float" office:value="1.513156891" calcext:value-type="float">
            <text:p>1,513156891</text:p>
          </table:table-cell>
          <table:table-cell office:value-type="float" office:value="0.5191120505" calcext:value-type="float">
            <text:p>0,5191120505</text:p>
          </table:table-cell>
          <table:table-cell office:value-type="float" office:value="0.001157440129" calcext:value-type="float">
            <text:p>0,0011574401</text:p>
          </table:table-cell>
          <table:table-cell table:style-name="ce1" office:value-type="float" office:value="0.00008469073509" calcext:value-type="float">
            <text:p>8,47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6703" calcext:value-type="float">
            <text:p>36703</text:p>
          </table:table-cell>
          <table:table-cell office:value-type="float" office:value="1.226568341" calcext:value-type="float">
            <text:p>1,226568341</text:p>
          </table:table-cell>
          <table:table-cell office:value-type="float" office:value="0.5726290941" calcext:value-type="float">
            <text:p>0,5726290941</text:p>
          </table:table-cell>
          <table:table-cell office:value-type="float" office:value="0.001077752095" calcext:value-type="float">
            <text:p>0,0010777521</text:p>
          </table:table-cell>
          <table:table-cell table:style-name="ce1" office:value-type="float" office:value="0.00006998390018" calcext:value-type="float">
            <text:p>7,00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7020" calcext:value-type="float">
            <text:p>37020</text:p>
          </table:table-cell>
          <table:table-cell office:value-type="float" office:value="1.572836876" calcext:value-type="float">
            <text:p>1,572836876</text:p>
          </table:table-cell>
          <table:table-cell office:value-type="float" office:value="0.4521140158" calcext:value-type="float">
            <text:p>0,4521140158</text:p>
          </table:table-cell>
          <table:table-cell office:value-type="float" office:value="0.001082686707" calcext:value-type="float">
            <text:p>0,0010826867</text:p>
          </table:table-cell>
          <table:table-cell office:value-type="float" office:value="0.0001526865963" calcext:value-type="float">
            <text:p>0,0001526866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3949371218" calcext:value-type="float">
            <text:p>1,3949371218</text:p>
          </table:table-cell>
          <table:table-cell table:formula="of:=AVERAGE([.D2:.D11])" office:value-type="float" office:value="0.52184904217" calcext:value-type="float">
            <text:p>0,5218490422</text:p>
          </table:table-cell>
          <table:table-cell table:formula="of:=AVERAGE([.E2:.E11])" office:value-type="float" office:value="0.00216016969083" calcext:value-type="float">
            <text:p>0,0021601697</text:p>
          </table:table-cell>
          <table:table-cell table:formula="of:=AVERAGE([.F2:.F11])" office:value-type="float" office:value="0.000153894098368" calcext:value-type="float">
            <text:p>0,0001538941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0T08:41:10.765502510</dc:date>
    <meta:document-statistic meta:table-count="1" meta:cell-count="70" meta:object-count="0"/>
    <meta:generator>LibreOffice/4.1.5.3$Linux_X86_64 LibreOffice_project/410m0$Build-3</meta:generator>
  </office:meta>
</office:document-meta>
</file>